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0d88f" officeooo:paragraph-rsid="0000d88f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normal" officeooo:rsid="0000d88f" officeooo:paragraph-rsid="0000d88f" style:font-size-asian="22pt" style:font-weight-asian="normal" style:font-size-complex="22pt" style:font-weight-complex="normal"/>
    </style:style>
    <style:style style:name="P3" style:family="paragraph" style:parent-style-name="Standard">
      <style:text-properties fo:color="#c9211e" fo:font-size="22pt" fo:font-weight="bold" officeooo:rsid="0000d88f" officeooo:paragraph-rsid="0000d88f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c9211e" fo:font-size="22pt" fo:font-weight="bold" officeooo:rsid="000112b7" officeooo:paragraph-rsid="000112b7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4pt" fo:font-weight="normal" officeooo:rsid="0000d88f" officeooo:paragraph-rsid="0000d88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0d88f" officeooo:paragraph-rsid="000112b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112b7" officeooo:paragraph-rsid="000112b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weight="normal" officeooo:paragraph-rsid="0000d88f" style:font-weight-asian="normal" style:font-weight-complex="normal"/>
    </style:style>
    <style:style style:name="P9" style:family="paragraph" style:parent-style-name="Standard">
      <style:text-properties officeooo:paragraph-rsid="000112b7"/>
    </style:style>
    <style:style style:name="P10" style:family="paragraph" style:parent-style-name="Standard">
      <style:text-properties fo:color="#000000" fo:font-size="14pt" fo:font-weight="bold" officeooo:rsid="000112b7" officeooo:paragraph-rsid="000112b7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fo:font-weight="bold" officeooo:rsid="000112b7" officeooo:paragraph-rsid="00016057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fo:font-size="14pt" fo:font-weight="bold" officeooo:rsid="0000d88f" officeooo:paragraph-rsid="0000d88f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fo:font-size="14pt" fo:font-weight="normal" officeooo:rsid="000112b7" officeooo:paragraph-rsid="000112b7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fo:font-size="14pt" fo:font-weight="normal" officeooo:rsid="00016057" officeooo:paragraph-rsid="00016057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fo:font-size="14pt" fo:font-weight="normal" officeooo:rsid="0002c7e8" officeooo:paragraph-rsid="0002c7e8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fo:font-size="14pt" fo:font-weight="normal" officeooo:rsid="0003d227" officeooo:paragraph-rsid="0003d227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fo:font-size="14pt" fo:font-weight="normal" officeooo:rsid="0000d88f" officeooo:paragraph-rsid="0000d88f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fo:font-size="14pt" fo:font-weight="normal" officeooo:rsid="0003d227" officeooo:paragraph-rsid="0003d227" fo:background-color="#ffdbb6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paragraph-rsid="00016057"/>
    </style:style>
    <style:style style:name="P20" style:family="paragraph" style:parent-style-name="Standard">
      <style:text-properties fo:color="#f10d0c" fo:font-size="22pt" fo:font-weight="normal" officeooo:rsid="0003d227" officeooo:paragraph-rsid="0003d227" style:font-size-asian="22pt" style:font-weight-asian="normal" style:font-size-complex="22pt" style:font-weight-complex="normal"/>
    </style:style>
    <style:style style:name="P21" style:family="paragraph" style:parent-style-name="Standard">
      <style:text-properties officeooo:paragraph-rsid="0003d227"/>
    </style:style>
    <style:style style:name="T1" style:family="text">
      <style:text-properties fo:color="#cc7832" style:font-name="Courier New" fo:font-size="9pt" fo:font-style="normal" fo:font-weight="normal" style:font-size-asian="9pt" style:font-style-asian="normal" style:font-weight-asian="normal"/>
    </style:style>
    <style:style style:name="T2" style:family="text">
      <style:text-properties fo:color="#cc7832" style:font-name="Courier New" fo:font-size="9pt" fo:font-style="normal" fo:font-weight="normal" fo:background-color="#ffff00" loext:char-shading-value="0" style:font-size-asian="9pt" style:font-style-asian="normal" style:font-weight-asian="normal"/>
    </style:style>
    <style:style style:name="T3" style:family="text">
      <style:text-properties fo:color="#cc7832" style:font-name="Courier New" fo:font-size="9pt" fo:font-style="normal" fo:font-weight="normal" fo:background-color="#ffff00" loext:char-shading-value="0" style:font-size-asian="9pt" style:font-style-asian="normal" style:font-weight-asian="normal"/>
    </style:style>
    <style:style style:name="T4" style:family="text">
      <style:text-properties fo:color="#cc7832" style:font-name="Courier New" fo:font-size="9pt" fo:font-style="normal" fo:font-weight="normal" fo:background-color="#dde8cb" loext:char-shading-value="0" style:font-size-asian="9pt" style:font-style-asian="normal" style:font-weight-asian="normal"/>
    </style:style>
    <style:style style:name="T5" style:family="text">
      <style:text-properties fo:color="#cc7832" style:font-name="Courier New" fo:font-size="9pt" fo:font-style="normal" style:font-size-asian="9pt" style:font-style-asian="normal"/>
    </style:style>
    <style:style style:name="T6" style:family="text">
      <style:text-properties fo:color="#cc7832" style:font-name="Courier New" fo:font-size="9pt" fo:font-style="normal" style:font-size-asian="9pt" style:font-style-asian="normal"/>
    </style:style>
    <style:style style:name="T7" style:family="text">
      <style:text-properties fo:color="#cc7832" style:font-name="Courier New" fo:font-size="9pt" fo:font-style="normal" fo:background-color="#bf0041" loext:char-shading-value="0" style:font-size-asian="9pt" style:font-style-asian="normal"/>
    </style:style>
    <style:style style:name="T8" style:family="text">
      <style:text-properties fo:color="#cc7832" style:font-name="Courier New" fo:font-size="9pt" fo:font-style="normal" fo:background-color="#bf0041" loext:char-shading-value="0" style:font-size-asian="9pt" style:font-style-asian="normal"/>
    </style:style>
    <style:style style:name="T9" style:family="text">
      <style:text-properties fo:color="#cc7832" style:font-name="Courier New" fo:font-size="9pt" fo:font-style="normal" fo:background-color="#3faf46" loext:char-shading-value="0" style:font-size-asian="9pt" style:font-style-asian="normal"/>
    </style:style>
    <style:style style:name="T10" style:family="text">
      <style:text-properties fo:color="#cc7832" style:font-name="Courier New" fo:font-size="9pt" fo:font-style="normal" fo:background-color="#ff8000" loext:char-shading-value="0" style:font-size-asian="9pt" style:font-style-asian="normal"/>
    </style:style>
    <style:style style:name="T11" style:family="text">
      <style:text-properties fo:color="#cc7832" style:font-name="Courier New" fo:font-size="9pt" fo:font-style="normal" fo:background-color="#ffdbb6" loext:char-shading-value="0" style:font-size-asian="9pt" style:font-style-asian="normal"/>
    </style:style>
    <style:style style:name="T12" style:family="text">
      <style:text-properties fo:color="#a9b7c6" style:font-name="Courier New" fo:font-size="9pt" fo:font-style="normal" fo:font-weight="normal" style:font-size-asian="9pt" style:font-style-asian="normal" style:font-weight-asian="normal"/>
    </style:style>
    <style:style style:name="T13" style:family="text">
      <style:text-properties fo:color="#a9b7c6" style:font-name="Courier New" fo:font-size="9pt" fo:font-style="normal" fo:font-weight="normal" fo:background-color="#ffff00" loext:char-shading-value="0" style:font-size-asian="9pt" style:font-style-asian="normal" style:font-weight-asian="normal"/>
    </style:style>
    <style:style style:name="T14" style:family="text">
      <style:text-properties fo:color="#a9b7c6" style:font-name="Courier New" fo:font-size="9pt" fo:font-style="normal" fo:font-weight="normal" fo:background-color="#ffff00" loext:char-shading-value="0" style:font-size-asian="9pt" style:font-style-asian="normal" style:font-weight-asian="normal"/>
    </style:style>
    <style:style style:name="T15" style:family="text">
      <style:text-properties fo:color="#a9b7c6" style:font-name="Courier New" fo:font-size="9pt" fo:font-style="normal" fo:font-weight="normal" fo:background-color="#dde8cb" loext:char-shading-value="0" style:font-size-asian="9pt" style:font-style-asian="normal" style:font-weight-asian="normal"/>
    </style:style>
    <style:style style:name="T16" style:family="text">
      <style:text-properties fo:color="#a9b7c6" style:font-name="Courier New" fo:font-size="9pt" fo:font-style="normal" style:font-size-asian="9pt" style:font-style-asian="normal"/>
    </style:style>
    <style:style style:name="T17" style:family="text">
      <style:text-properties fo:color="#a9b7c6" style:font-name="Courier New" fo:font-size="9pt" fo:font-style="normal" style:font-size-asian="9pt" style:font-style-asian="normal"/>
    </style:style>
    <style:style style:name="T18" style:family="text">
      <style:text-properties fo:color="#a9b7c6" style:font-name="Courier New" fo:font-size="9pt" fo:font-style="normal" fo:background-color="#bf0041" loext:char-shading-value="0" style:font-size-asian="9pt" style:font-style-asian="normal"/>
    </style:style>
    <style:style style:name="T19" style:family="text">
      <style:text-properties fo:color="#a9b7c6" style:font-name="Courier New" fo:font-size="9pt" fo:font-style="normal" fo:background-color="#bf0041" loext:char-shading-value="0" style:font-size-asian="9pt" style:font-style-asian="normal"/>
    </style:style>
    <style:style style:name="T20" style:family="text">
      <style:text-properties fo:color="#a9b7c6" style:font-name="Courier New" fo:font-size="9pt" fo:font-style="normal" fo:background-color="#3faf46" loext:char-shading-value="0" style:font-size-asian="9pt" style:font-style-asian="normal"/>
    </style:style>
    <style:style style:name="T21" style:family="text">
      <style:text-properties fo:color="#a9b7c6" style:font-name="Courier New" fo:font-size="9pt" fo:font-style="normal" fo:background-color="#ff8000" loext:char-shading-value="0" style:font-size-asian="9pt" style:font-style-asian="normal"/>
    </style:style>
    <style:style style:name="T22" style:family="text">
      <style:text-properties fo:color="#a9b7c6" style:font-name="Courier New" fo:font-size="9pt" fo:font-style="normal" fo:background-color="#ffdbb6" loext:char-shading-value="0" style:font-size-asian="9pt" style:font-style-asian="normal"/>
    </style:style>
    <style:style style:name="T23" style:family="text">
      <style:text-properties fo:color="#9876aa" style:font-name="Courier New" fo:font-size="9pt" fo:font-style="italic" fo:font-weight="normal" style:font-size-asian="9pt" style:font-style-asian="italic" style:font-weight-asian="normal"/>
    </style:style>
    <style:style style:name="T24" style:family="text">
      <style:text-properties fo:color="#9876aa" style:font-name="Courier New" fo:font-size="9pt" fo:font-style="italic" fo:font-weight="normal" fo:background-color="#ffff00" loext:char-shading-value="0" style:font-size-asian="9pt" style:font-style-asian="italic" style:font-weight-asian="normal"/>
    </style:style>
    <style:style style:name="T25" style:family="text">
      <style:text-properties fo:color="#9876aa" style:font-name="Courier New" fo:font-size="9pt" fo:font-style="italic" fo:font-weight="normal" fo:background-color="#ffff00" loext:char-shading-value="0" style:font-size-asian="9pt" style:font-style-asian="italic" style:font-weight-asian="normal"/>
    </style:style>
    <style:style style:name="T26" style:family="text">
      <style:text-properties fo:color="#9876aa" style:font-name="Courier New" fo:font-size="9pt" fo:font-style="italic" fo:font-weight="normal" fo:background-color="#dde8cb" loext:char-shading-value="0" style:font-size-asian="9pt" style:font-style-asian="italic" style:font-weight-asian="normal"/>
    </style:style>
    <style:style style:name="T27" style:family="text">
      <style:text-properties fo:color="#9876aa" style:font-name="Courier New" fo:font-size="9pt" fo:font-style="italic" style:font-size-asian="9pt" style:font-style-asian="italic"/>
    </style:style>
    <style:style style:name="T28" style:family="text">
      <style:text-properties fo:color="#9876aa" style:font-name="Courier New" fo:font-size="9pt" fo:font-style="italic" fo:background-color="#bf0041" loext:char-shading-value="0" style:font-size-asian="9pt" style:font-style-asian="italic"/>
    </style:style>
    <style:style style:name="T29" style:family="text">
      <style:text-properties fo:color="#9876aa" style:font-name="Courier New" fo:font-size="9pt" fo:font-style="italic" fo:background-color="#bf0041" loext:char-shading-value="0" style:font-size-asian="9pt" style:font-style-asian="italic"/>
    </style:style>
    <style:style style:name="T30" style:family="text">
      <style:text-properties fo:color="#9876aa" style:font-name="Courier New" fo:font-size="9pt" fo:font-style="italic" fo:background-color="#3faf46" loext:char-shading-value="0" style:font-size-asian="9pt" style:font-style-asian="italic"/>
    </style:style>
    <style:style style:name="T31" style:family="text">
      <style:text-properties fo:color="#9876aa" style:font-name="Courier New" fo:font-size="9pt" fo:font-style="italic" fo:background-color="#ff8000" loext:char-shading-value="0" style:font-size-asian="9pt" style:font-style-asian="italic"/>
    </style:style>
    <style:style style:name="T32" style:family="text">
      <style:text-properties fo:color="#9876aa" style:font-name="Courier New" fo:font-size="9pt" fo:font-style="italic" fo:background-color="#ffdbb6" loext:char-shading-value="0" style:font-size-asian="9pt" style:font-style-asian="italic"/>
    </style:style>
    <style:style style:name="T33" style:family="text">
      <style:text-properties fo:color="#6a8759" style:font-name="Courier New" fo:font-size="9pt" fo:font-style="normal" style:font-size-asian="9pt" style:font-style-asian="normal"/>
    </style:style>
    <style:style style:name="T34" style:family="text">
      <style:text-properties fo:color="#6a8759" style:font-name="Courier New" fo:font-size="9pt" fo:font-style="normal" style:font-size-asian="9pt" style:font-style-asian="normal"/>
    </style:style>
    <style:style style:name="T35" style:family="text">
      <style:text-properties fo:color="#6a8759" style:font-name="Courier New" fo:font-size="9pt" fo:font-style="normal" fo:background-color="#bf0041" loext:char-shading-value="0" style:font-size-asian="9pt" style:font-style-asian="normal"/>
    </style:style>
    <style:style style:name="T36" style:family="text">
      <style:text-properties fo:color="#6a8759" style:font-name="Courier New" fo:font-size="9pt" fo:font-style="normal" fo:background-color="#bf0041" loext:char-shading-value="0" style:font-size-asian="9pt" style:font-style-asian="normal"/>
    </style:style>
    <style:style style:name="T37" style:family="text">
      <style:text-properties fo:color="#6a8759" style:font-name="Courier New" fo:font-size="9pt" fo:font-style="normal" fo:background-color="#3faf46" loext:char-shading-value="0" style:font-size-asian="9pt" style:font-style-asian="normal"/>
    </style:style>
    <style:style style:name="T38" style:family="text">
      <style:text-properties fo:color="#6a8759" style:font-name="Courier New" fo:font-size="9pt" fo:font-style="normal" fo:background-color="#ff8000" loext:char-shading-value="0" style:font-size-asian="9pt" style:font-style-asian="normal"/>
    </style:style>
    <style:style style:name="T39" style:family="text">
      <style:text-properties fo:color="#6a8759" style:font-name="Courier New" fo:font-size="9pt" fo:font-style="normal" fo:background-color="#ffdbb6" loext:char-shading-value="0" style:font-size-asian="9pt" style:font-style-asian="normal"/>
    </style:style>
    <style:style style:name="T40" style:family="text">
      <style:text-properties fo:font-size="14pt" officeooo:rsid="0000d88f" style:font-size-asian="14pt" style:font-size-complex="14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0112b7"/>
    </style:style>
    <style:style style:name="T43" style:family="text">
      <style:text-properties officeooo:rsid="00016057"/>
    </style:style>
    <style:style style:name="T44" style:family="text">
      <style:text-properties fo:color="#000000" fo:font-size="14pt" fo:font-weight="normal" officeooo:rsid="000112b7" style:font-size-asian="14pt" style:font-weight-asian="normal" style:font-size-complex="14pt" style:font-weight-complex="normal"/>
    </style:style>
    <style:style style:name="T45" style:family="text">
      <style:text-properties fo:color="#000000" fo:font-size="14pt" fo:font-weight="normal" officeooo:rsid="00016057" style:font-size-asian="14pt" style:font-weight-asian="normal" style:font-size-complex="14pt" style:font-weight-complex="normal"/>
    </style:style>
    <style:style style:name="T46" style:family="text">
      <style:text-properties fo:color="#000000" fo:font-size="14pt" fo:font-weight="normal" officeooo:rsid="0003d227" style:font-size-asian="14pt" style:font-weight-asian="normal" style:font-size-complex="14pt" style:font-weight-complex="normal"/>
    </style:style>
    <style:style style:name="T47" style:family="text">
      <style:text-properties fo:color="#000000" fo:font-size="14pt" fo:font-weight="normal" officeooo:rsid="0003d227" fo:background-color="#ffff00" loext:char-shading-value="0" style:font-size-asian="14pt" style:font-weight-asian="normal" style:font-size-complex="14pt" style:font-weight-complex="normal"/>
    </style:style>
    <style:style style:name="T48" style:family="text">
      <style:text-properties fo:color="#000000" fo:font-size="14pt" fo:font-weight="normal" officeooo:rsid="0003d227" fo:background-color="#ffff00" loext:char-shading-value="0" style:font-size-asian="14pt" style:font-weight-asian="normal" style:font-size-complex="14pt" style:font-weight-complex="normal"/>
    </style:style>
    <style:style style:name="T49" style:family="text">
      <style:text-properties fo:color="#000000" fo:font-size="14pt" fo:font-weight="normal" officeooo:rsid="0003d227" fo:background-color="#dde8cb" loext:char-shading-value="0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server</text:p>
      <text:p text:style-name="P3"/>
      <text:p text:style-name="P5">public interface <text:span text:style-name="T41">ObserverRI</text:span> extends Remote {</text:p>
      <text:p text:style-name="P5"><text:s text:c="4"/>public void update() throws RemoteException;</text:p>
      <text:p text:style-name="P5">}</text:p>
      <text:p text:style-name="P5"/>
      <text:p text:style-name="P2"/>
      <text:p text:style-name="P5">public class <text:span text:style-name="T41">ObserverImpl</text:span> extends UnicastRemoteObject implements ObserverRI {</text:p>
      <text:p text:style-name="P5"/>
      <text:p text:style-name="P8"><text:span text:style-name="T40"><text:s text:c="4"/>private boolean lastObserverState;</text:span></text:p>
      <text:p text:style-name="P5"><text:s text:c="4"/>protected SubjectRI subjectRI;</text:p>
      <text:p text:style-name="P5"><text:s text:c="2"/></text:p>
      <text:p text:style-name="P5"/>
      <text:p text:style-name="P5"><text:s text:c="4"/>public ObserverImpl(String id, ObserverGuiClient f, SubjectRI subjectRI) throws RemoteException {</text:p>
      <text:p text:style-name="P5"><text:s text:c="8"/>super();</text:p>
      <text:p text:style-name="P8"><text:span text:style-name="T40"><text:s text:c="8"/>this.state=false;</text:span></text:p>
      <text:p text:style-name="P5"><text:s text:c="8"/>this.subjectRI=subjectRI;</text:p>
      <text:p text:style-name="P5"><text:s text:c="8"/>this.subjectRI.attach(this);</text:p>
      <text:p text:style-name="P5"><text:s text:c="4"/>}</text:p>
      <text:p text:style-name="P5"/>
      <text:p text:style-name="P5"><text:s text:c="4"/>@Override</text:p>
      <text:p text:style-name="P5"><text:s text:c="4"/>public void update() {</text:p>
      <text:p text:style-name="P5"><text:s text:c="8"/>this.state=subjectRI.getState();</text:p>
      <text:p text:style-name="P5"><text:s text:c="4"/>}</text:p>
      <text:p text:style-name="P5"/>
      <text:p text:style-name="P5"/>
      <text:p text:style-name="P5">public interface <text:span text:style-name="T41">SubjectRI</text:span> <text:s/>extends Remote {</text:p>
      <text:p text:style-name="P5"/>
      <text:p text:style-name="P5"><text:s text:c="4"/>public void attach(ObserverRI obsRI) throws RemoteException;</text:p>
      <text:p text:style-name="P5"><text:s text:c="4"/>public void detach(ObserverRI obsRI) throws RemoteException;</text:p>
      <text:p text:style-name="P5"><text:s text:c="4"/>public State getState() throws RemoteException;</text:p>
      <text:p text:style-name="P6"><text:s text:c="4"/>public void setState (State state) throws RemoteException;</text:p>
      <text:p text:style-name="P6"><text:s text:c="4"/>public void notifyAllObservers() throws RemoteException;</text:p>
      <text:p text:style-name="P5">}</text:p>
      <text:p text:style-name="P5"/>
      <text:p text:style-name="P5">public class <text:span text:style-name="T41">SubjectImpl</text:span> extends UnicastRemoteObject implements SubjectRI {</text:p>
      <text:p text:style-name="P5"/>
      <text:p text:style-name="P5"><text:s text:c="4"/>private State subjectState;</text:p>
      <text:p text:style-name="P5"><text:s text:c="4"/>private final ArrayList&lt;ObserverRI&gt; observers = new ArrayList&lt;&gt;();</text:p>
      <text:p text:style-name="P5"><text:soft-page-break/></text:p>
      <text:p text:style-name="P5"><text:s text:c="4"/>protected SubjectImpl() throws RemoteException {</text:p>
      <text:p text:style-name="P5"><text:s text:c="8"/>super();</text:p>
      <text:p text:style-name="P5"><text:s text:c="8"/>this.subjectState = <text:span text:style-name="T42">false</text:span>;</text:p>
      <text:p text:style-name="P5"><text:s text:c="4"/>}</text:p>
      <text:p text:style-name="P5"/>
      <text:p text:style-name="P5"/>
      <text:p text:style-name="P5"><text:s text:c="4"/>@Override</text:p>
      <text:p text:style-name="P5"><text:s text:c="4"/>public void attach(ObserverRI obsRI) {</text:p>
      <text:p text:style-name="P5"><text:s text:c="4"/><text:tab/>this.observers.add(obsRI);</text:p>
      <text:p text:style-name="P5"><text:s text:c="4"/>}</text:p>
      <text:p text:style-name="P5"/>
      <text:p text:style-name="P5"><text:s text:c="4"/>@Override</text:p>
      <text:p text:style-name="P5"><text:s text:c="4"/>public void detach(ObserverRI obsRI) {</text:p>
      <text:p text:style-name="P5"><text:s text:c="8"/><text:tab/>this.observers.remove(obsRI);</text:p>
      <text:p text:style-name="P6"><text:s text:c="4"/>}</text:p>
      <text:p text:style-name="P6"><text:s text:c="5"/>@Override</text:p>
      <text:p text:style-name="P5"><text:s text:c="5"/>public void notifyAllObservers(){</text:p>
      <text:p text:style-name="P5"><text:s text:c="8"/>for(ObserverRI obs: observers)</text:p>
      <text:p text:style-name="P5"><text:s text:c="13"/>obs.update();</text:p>
      <text:p text:style-name="P5"><text:s text:c="4"/>}</text:p>
      <text:p text:style-name="P7">}</text:p>
      <text:p text:style-name="P5"/>
      <text:p text:style-name="P5"/>
      <text:p text:style-name="P4">Factory/Session</text:p>
      <text:p text:style-name="P4"/>
      <text:p text:style-name="P13">public interface <text:span text:style-name="T41">FactoryRI</text:span> extends Remote {</text:p>
      <text:p text:style-name="P13"/>
      <text:p text:style-name="P13"><text:s text:c="4"/>public SessionRI login(String uname, String pw) throws RemoteException;</text:p>
      <text:p text:style-name="P13"/>
      <text:p text:style-name="P13"><text:s text:c="4"/>public boolean register(String uname, String pw) throws RemoteException;</text:p>
      <text:p text:style-name="P13"/>
      <text:p text:style-name="P13">}</text:p>
      <text:p text:style-name="P13"/>
      <text:p text:style-name="P13">public class <text:span text:style-name="T41">FactoryImpl</text:span> extends UnicastRemoteObject implements FactoryRI {</text:p>
      <text:p text:style-name="P13"/>
      <text:p text:style-name="P13"><text:s text:c="4"/>//String - username | SessionRI - Session respetiva</text:p>
      <text:p text:style-name="P13"><text:s text:c="4"/>private HashMap&lt;String, SessionRI&gt; sessions;</text:p>
      <text:p text:style-name="P13"/>
      <text:p text:style-name="P13"><text:s text:c="4"/>private DB db;</text:p>
      <text:p text:style-name="P13"/>
      <text:p text:style-name="P13"><text:soft-page-break/></text:p>
      <text:p text:style-name="P13"><text:s text:c="4"/>public <text:span text:style-name="T41">FactoryImpl</text:span>() throws RemoteException {</text:p>
      <text:p text:style-name="P13"><text:s text:c="8"/>super();</text:p>
      <text:p text:style-name="P13"><text:s text:c="8"/>this.db = DB.getInstance();</text:p>
      <text:p text:style-name="P13"><text:s text:c="8"/>this.sessions = new HashMap&lt;&gt;();</text:p>
      <text:p text:style-name="P13"><text:s text:c="4"/>}</text:p>
      <text:p text:style-name="P13"/>
      <text:p text:style-name="P13"><text:s text:c="3"/></text:p>
      <text:p text:style-name="P13"><text:s text:c="4"/>@Override</text:p>
      <text:p text:style-name="P13"><text:s text:c="4"/>public boolean register(String uname, String pw) throws RemoteException {</text:p>
      <text:p text:style-name="P13"><text:s text:c="8"/>return db.registerUser(uname, pw);</text:p>
      <text:p text:style-name="P13"><text:s text:c="4"/>}</text:p>
      <text:p text:style-name="P13"/>
      <text:p text:style-name="P13"><text:s text:c="3"/></text:p>
      <text:p text:style-name="P13"><text:s text:c="4"/>@Override</text:p>
      <text:p text:style-name="P13"><text:s text:c="4"/>public SessionRI login(String uname, String pw) throws RemoteException {</text:p>
      <text:p text:style-name="P13"><text:s text:c="8"/>if(db.existsUser(uname,pw)){</text:p>
      <text:p text:style-name="P13"><text:s text:c="12"/>if(!sessions.containsKey(uname)){</text:p>
      <text:p text:style-name="P13"><text:s text:c="16"/>SessionRI sessionRI = new SessionImpl(db, <text:tab/>db.getUserByCredentials(uname,pw));</text:p>
      <text:p text:style-name="P13"><text:s text:c="16"/>this.sessions.put(uname, sessionRI);</text:p>
      <text:p text:style-name="P13"><text:s text:c="16"/>return sessionRI;</text:p>
      <text:p text:style-name="P13"/>
      <text:p text:style-name="P13"><text:s text:c="12"/>}</text:p>
      <text:p text:style-name="P13"><text:s text:c="12"/>//caso já exista alguém logado na session</text:p>
      <text:p text:style-name="P13"><text:s text:c="12"/>else{</text:p>
      <text:p text:style-name="P13"><text:s text:c="16"/>return sessions.get(uname);</text:p>
      <text:p text:style-name="P13"><text:s text:c="12"/>}</text:p>
      <text:p text:style-name="P13"><text:s text:c="8"/>}</text:p>
      <text:p text:style-name="P13"><text:s text:c="8"/>return null;</text:p>
      <text:p text:style-name="P13"><text:s text:c="4"/>}</text:p>
      <text:p text:style-name="P13">}</text:p>
      <text:p text:style-name="P13"/>
      <text:p text:style-name="P13">public interface <text:span text:style-name="T41">SessionRI</text:span> extends Remote{</text:p>
      <text:p text:style-name="P13"/>
      <text:p text:style-name="P9"><text:span text:style-name="T44"><text:s text:c="4"/>public void li</text:span><text:span text:style-name="T45">st</text:span><text:span text:style-name="T44">() throws RemoteException;</text:span></text:p>
      <text:p text:style-name="P14">}</text:p>
      <text:p text:style-name="P14"/>
      <text:p text:style-name="P14">public class <text:span text:style-name="T41">SessionImpl</text:span> extends UnicastRemoteObject implements SessionRI {</text:p>
      <text:p text:style-name="P14"/>
      <text:p text:style-name="P14"><text:s text:c="4"/>private DB db;</text:p>
      <text:p text:style-name="P14"/>
      <text:p text:style-name="P14"><text:soft-page-break/></text:p>
      <text:p text:style-name="P14"><text:s text:c="4"/>public SessionImpl(DB db, User user) throws RemoteException {</text:p>
      <text:p text:style-name="P14"><text:s text:c="8"/>super();</text:p>
      <text:p text:style-name="P14"><text:s text:c="8"/>this.db = db;</text:p>
      <text:p text:style-name="P14"><text:s text:c="4"/>}</text:p>
      <text:p text:style-name="P14"/>
      <text:p text:style-name="P14"><text:s text:c="4"/>@Override</text:p>
      <text:p text:style-name="P19"><text:span text:style-name="T45"><text:s text:c="4"/>public void list() {</text:span></text:p>
      <text:p text:style-name="P14"/>
      <text:p text:style-name="P14"><text:s text:c="4"/>}</text:p>
      <text:p text:style-name="P14"/>
      <text:p text:style-name="P14"/>
      <text:p text:style-name="P14">public class <text:span text:style-name="T41">Client</text:span> {</text:p>
      <text:p text:style-name="P14"/>
      <text:p text:style-name="P14"><text:s text:c="4"/>private SetupContextRMI contextRMI;</text:p>
      <text:p text:style-name="P14"><text:s text:c="4"/>private FactoryRI factoryRI;</text:p>
      <text:p text:style-name="P14"/>
      <text:p text:style-name="P14"><text:s text:c="4"/>public Client(String[] args) {</text:p>
      <text:p text:style-name="P14"><text:s text:c="8"/>try {</text:p>
      <text:p text:style-name="P14"><text:s text:c="12"/>String registryIP = args[0];</text:p>
      <text:p text:style-name="P14"><text:s text:c="12"/>String registryPort = args[1];</text:p>
      <text:p text:style-name="P14"><text:s text:c="12"/>String serviceName = args[2];</text:p>
      <text:p text:style-name="P14"><text:s text:c="12"/>contextRMI = new SetupContextRMI(this.getClass(), registryIP, registryPort, new String[]{serviceName});</text:p>
      <text:p text:style-name="P14"><text:s text:c="8"/>} catch (RemoteException e) {</text:p>
      <text:p text:style-name="P14"><text:s text:c="12"/>Logger.getLogger(Client.class.getName()).log(Level.SEVERE, null, e);</text:p>
      <text:p text:style-name="P14"><text:s text:c="8"/>}</text:p>
      <text:p text:style-name="P14"><text:s text:c="4"/>}</text:p>
      <text:p text:style-name="P14"/>
      <text:p text:style-name="P14"><text:s/>public static void main(String[] args){</text:p>
      <text:p text:style-name="P14"><text:s text:c="8"/>if (args != null &amp;&amp; args.length &lt; 3) {</text:p>
      <text:p text:style-name="P14"><text:s text:c="12"/>System.exit(-1);</text:p>
      <text:p text:style-name="P14"><text:s text:c="8"/>} else {</text:p>
      <text:p text:style-name="P14"><text:s text:c="12"/>assert args != null;</text:p>
      <text:p text:style-name="P14"><text:s text:c="12"/>//1. ============ Setup client RMI context ============</text:p>
      <text:p text:style-name="P14"><text:s text:c="12"/>Client client = new Client(args);</text:p>
      <text:p text:style-name="P14"><text:s text:c="12"/>//2. ============ Lookup service ============</text:p>
      <text:p text:style-name="P14"><text:s text:c="12"/>client.lookupService();</text:p>
      <text:p text:style-name="P14"><text:s text:c="12"/>//3. ============ Play with service ============</text:p>
      <text:p text:style-name="P14"><text:s text:c="12"/>client.playService();</text:p>
      <text:p text:style-name="P14"><text:s text:c="8"/>}</text:p>
      <text:p text:style-name="P14"><text:s text:c="4"/>}</text:p>
      <text:p text:style-name="P14"><text:soft-page-break/>public class Server {</text:p>
      <text:p text:style-name="P14"><text:s text:c="4"/>private SetupContextRMI contextRMI;</text:p>
      <text:p text:style-name="P14"/>
      <text:p text:style-name="P14"><text:s text:c="4"/>private FactoryRI factoryRI;</text:p>
      <text:p text:style-name="P14"/>
      <text:p text:style-name="P14"><text:s/>public Server(String[] args){</text:p>
      <text:p text:style-name="P14"><text:s text:c="8"/>try {</text:p>
      <text:p text:style-name="P14"><text:s text:c="12"/>String registryIP <text:s text:c="2"/>= args[0];</text:p>
      <text:p text:style-name="P14"><text:s text:c="12"/>String registryPort = args[1];</text:p>
      <text:p text:style-name="P14"><text:s text:c="12"/>String serviceName <text:s/>= args[2];</text:p>
      <text:p text:style-name="P14"><text:s text:c="12"/>contextRMI = new SetupContextRMI(this.getClass(), registryIP, registryPort, new String[]{serviceName});</text:p>
      <text:p text:style-name="P14"><text:s text:c="8"/>} catch (RemoteException e) {</text:p>
      <text:p text:style-name="P14"><text:s text:c="12"/>Logger.getLogger(this.getClass().getName()).log(Level.SEVERE, null, e);</text:p>
      <text:p text:style-name="P14"><text:s text:c="8"/>}</text:p>
      <text:p text:style-name="P14"><text:s text:c="4"/>}</text:p>
      <text:p text:style-name="P14"/>
      <text:p text:style-name="P14"><text:s text:c="4"/>public static void main(String[] args) {</text:p>
      <text:p text:style-name="P14"/>
      <text:p text:style-name="P14"><text:s text:c="8"/>if (args != null &amp;&amp; args.length &lt; 3) {</text:p>
      <text:p text:style-name="P14"><text:s text:c="12"/>System.exit(-1);</text:p>
      <text:p text:style-name="P14"><text:s text:c="8"/>} else {</text:p>
      <text:p text:style-name="P14"><text:s text:c="12"/>assert args != null;</text:p>
      <text:p text:style-name="P14"><text:s text:c="12"/>Server srv = new Server(args);</text:p>
      <text:p text:style-name="P14"><text:s text:c="12"/>srv.rebindService();</text:p>
      <text:p text:style-name="P14"><text:s text:c="8"/>}</text:p>
      <text:p text:style-name="P14"><text:s text:c="4"/>}</text:p>
      <text:p text:style-name="P15">}</text:p>
      <text:p text:style-name="P15"/>
      <text:p text:style-name="P20">RabbitMQ</text:p>
      <text:p text:style-name="P20"/>
      <text:p text:style-name="P16">try {</text:p>
      <text:p text:style-name="P16"><text:s text:c="12"/>ConnectionFactory factory = new ConnectionFactory();</text:p>
      <text:p text:style-name="P16"><text:s text:c="12"/>factory.setHost("localhost");</text:p>
      <text:p text:style-name="P16"><text:s text:c="6"/></text:p>
      <text:p text:style-name="P16"><text:s text:c="12"/>factory.setUsername("guest");</text:p>
      <text:p text:style-name="P16"><text:s text:c="12"/></text:p>
      <text:p text:style-name="P16"><text:s text:c="12"/>factory.setPassword("guest4rabbitmq");</text:p>
      <text:p text:style-name="P16"><text:s text:c="12"/>Connection connection=factory.newConnection();</text:p>
      <text:p text:style-name="P16"><text:s text:c="12"/>Channel channel=connection.createChannel();</text:p>
      <text:p text:style-name="P16"/>
      <text:p text:style-name="P16"><text:soft-page-break/><text:s text:c="12"/>channel.queueDeclare(Send.QUEUE_NAME, false, false, false, null);</text:p>
      <text:p text:style-name="P16"/>
      <text:p text:style-name="P16"><text:s text:c="12"/>DeliverCallback deliverCallback = (consumerTag, delivery) -&gt; {</text:p>
      <text:p text:style-name="P16"><text:s text:c="16"/>String message = new String(delivery.getBody(), "UTF-8");</text:p>
      <text:p text:style-name="P16"><text:s text:c="16"/>System.out.println(" [x] Received '" + message + "'");</text:p>
      <text:p text:style-name="P16"><text:s text:c="12"/>};</text:p>
      <text:p text:style-name="P16"/>
      <text:p text:style-name="P16"><text:span text:style-name="T5"/></text:p>
      <text:p text:style-name="P16"/>
      <text:p text:style-name="P21"><text:span text:style-name="T46"><text:s text:c="10"/></text:span><text:span text:style-name="T49"><text:tab/></text:span><text:span text:style-name="T15">channel.basicConsume(Send.</text:span><text:span text:style-name="T26">QUEUE_NAME</text:span><text:span text:style-name="T4">, true, </text:span><text:span text:style-name="T15">deliverCallback</text:span><text:span text:style-name="T4">, </text:span><text:span text:style-name="T15">consumerTag -&gt; { })</text:span><text:span text:style-name="T4">;</text:span><text:line-break/></text:p>
      <text:p text:style-name="P16"/>
      <text:p text:style-name="P18"/>
      <text:p text:style-name="P18"><text:span text:style-name="T16"><text:tab/>String message=</text:span><text:span text:style-name="T33">"Hello World!"</text:span><text:span text:style-name="T5">;</text:span></text:p>
      <text:p text:style-name="P16"><text:span text:style-name="T22"><text:tab/>channel.basicPublish(</text:span><text:span text:style-name="T39">""</text:span><text:span text:style-name="T11">, </text:span><text:span text:style-name="T32">QUEUE_NAME</text:span><text:span text:style-name="T11">, null, </text:span><text:span text:style-name="T22">message.getBytes(StandardCharsets.</text:span><text:span text:style-name="T32">UTF_8</text:span><text:span text:style-name="T22">))</text:span><text:span text:style-name="T11">;</text:span><text:line-break/></text:p>
      <text:p text:style-name="P16"/>
      <text:p text:style-name="P16"/>
      <text:p text:style-name="P16"><text:s text:c="8"/>} catch (Exception e){</text:p>
      <text:p text:style-name="P16"><text:s text:c="12"/></text:p>
      <text:p text:style-name="P16"><text:s text:c="12"/>e.printStackTrace();</text:p>
      <text:p text:style-name="P16"><text:s text:c="8"/>}</text:p>
      <text:p text:style-name="P14"/>
      <text:p text:style-name="P11"/>
      <text:p text:style-name="P14"/>
      <text:p text:style-name="P13"/>
      <text:p text:style-name="P13"/>
      <text:p text:style-name="P10"/>
      <text:p text:style-name="P10"/>
      <text:p text:style-name="P10"/>
      <text:p text:style-name="P17"/>
      <text:p text:style-name="P1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6-08T02:10:17.801000000</dc:date>
    <meta:editing-duration>PT25M16S</meta:editing-duration>
    <meta:editing-cycles>1</meta:editing-cycles>
    <meta:document-statistic meta:table-count="0" meta:image-count="0" meta:object-count="0" meta:page-count="6" meta:paragraph-count="165" meta:word-count="528" meta:character-count="5728" meta:non-whitespace-character-count="4258"/>
  </office:meta>
</office:document-meta>
</file>